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CB00000032584F68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gradient-step-count="100" draw:fill-hatch-name="Black_20_0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999999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655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1">Administration GUI </text:span></text:p>
          </draw:text-box>
        </draw:frame>
        <draw:frame draw:style-name="gr3" draw:text-style-name="P1" draw:layer="layout" svg:width="5.37cm" svg:height="1.322cm" svg:x="3.185cm" svg:y="2.67cm">
          <draw:image xlink:href="Pictures/10000000000000CB00000032584F6856.png" xlink:type="simple" xlink:show="embed" xlink:actuate="onLoad">
            <text:p/>
          </draw:image>
        </draw:frame>
        <draw:frame draw:style-name="gr4" draw:text-style-name="P3" draw:layer="layout" svg:width="13.97cm" svg:height="0.885cm" svg:x="2.805cm" svg:y="12.23cm">
          <draw:text-box>
            <text:p><text:span text:style-name="T2">Copyright © 2010, 2011 The SignServer Team.</text:span></text:p>
          </draw:text-box>
        </draw:frame>
        <draw:frame draw:style-name="gr4" draw:text-style-name="P5" draw:layer="layout" svg:width="7.62cm" svg:height="0.885cm" svg:x="8.62cm" svg:y="6.585cm">
          <draw:text-box>
            <text:p text:style-name="P4"><text:span text:style-name="T3">Version 0.4</text:span></text:p>
          </draw:text-box>
        </draw:frame>
        <draw:line draw:style-name="gr5" draw:text-style-name="P1" draw:layer="layout" svg:x1="2.905cm" svg:y1="7.35cm" svg:x2="16.24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ffffff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us Kilås</meta:initial-creator>
    <meta:creation-date>2010-06-01T14:59:14</meta:creation-date>
    <dc:date>2010-12-18T22:51:28</dc:date>
    <dc:creator>Markus Kilås</dc:creator>
    <meta:editing-duration>PT00H21M30S</meta:editing-duration>
    <meta:editing-cycles>10</meta:editing-cycles>
    <meta:generator>OpenOffice.org/3.2$Unix OpenOffice.org_project/320m12$Build-9483</meta:generator>
    <meta:document-statistic meta:object-count="6"/>
  </office:meta>
</office:document-meta>
</file>